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3.891cm" style:rel-column-width="15000*"/>
    </style:style>
    <style:style style:name="Table1.B" style:family="table-column">
      <style:table-column-properties style:column-width="13.109cm" style:rel-column-width="5053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style:min-row-height="0.582cm" fo:keep-together="auto"/>
    </style:style>
    <style:style style:name="Table1.4" style:family="table-row">
      <style:table-row-properties style:min-row-height="0.582cm"/>
    </style:style>
    <style:style style:name="P1" style:family="paragraph" style:parent-style-name="Title">
      <style:text-properties style:font-name="Liberation Serif" fo:font-size="18pt" fo:font-weight="normal" officeooo:rsid="0007f17f" officeooo:paragraph-rsid="0007f17f" style:font-size-asian="15.75pt" style:font-weight-asian="normal" style:font-size-complex="18pt" style:font-weight-complex="normal"/>
    </style:style>
    <style:style style:name="P2" style:family="paragraph" style:parent-style-name="Text_20_body">
      <style:paragraph-properties fo:text-align="center"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7f17f" officeooo:paragraph-rsid="0007f17f"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justify" style:justify-single-word="false">
        <style:tab-stops>
          <style:tab-stop style:position="5.558cm"/>
          <style:tab-stop style:position="9.694cm"/>
          <style:tab-stop style:position="9.89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1e68" officeooo:paragraph-rsid="00081e6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paragraph-properties fo:text-align="justify"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Text_20_body">
      <style:text-properties officeooo:paragraph-rsid="0028fd3d"/>
    </style:style>
    <style:style style:name="P14" style:family="paragraph" style:parent-style-name="Heading_20_1">
      <style:text-properties officeooo:rsid="000f42d7" officeooo:paragraph-rsid="000f42d7"/>
    </style:style>
    <style:style style:name="P15" style:family="paragraph" style:parent-style-name="Heading_20_2">
      <style:text-properties officeooo:paragraph-rsid="0011ef15"/>
    </style:style>
    <style:style style:name="P16" style:family="paragraph" style:parent-style-name="Text_20_body">
      <style:text-properties officeooo:paragraph-rsid="0016f3ec"/>
    </style:style>
    <style:style style:name="P17" style:family="paragraph" style:parent-style-name="Text_20_body">
      <style:text-properties officeooo:rsid="0028fd3d" officeooo:paragraph-rsid="0028fd3d"/>
    </style:style>
    <style:style style:name="P18" style:family="paragraph" style:parent-style-name="Text_20_body">
      <style:text-properties officeooo:rsid="0016f3ec" officeooo:paragraph-rsid="0016f3ec"/>
    </style:style>
    <style:style style:name="P19" style:family="paragraph" style:parent-style-name="Heading_20_2">
      <style:text-properties officeooo:paragraph-rsid="00155403"/>
    </style:style>
    <style:style style:name="P20" style:family="paragraph" style:parent-style-name="Text_20_body">
      <style:text-properties officeooo:paragraph-rsid="0030b990"/>
    </style:style>
    <style:style style:name="P21" style:family="paragraph" style:parent-style-name="Text_20_body">
      <style:text-properties officeooo:rsid="003bb26b" officeooo:paragraph-rsid="003bb26b"/>
    </style:style>
    <style:style style:name="P22" style:family="paragraph" style:parent-style-name="Heading_20_2">
      <style:text-properties officeooo:rsid="0011ef15" officeooo:paragraph-rsid="0011ef15"/>
    </style:style>
    <style:style style:name="P23" style:family="paragraph" style:parent-style-name="Heading_20_2">
      <style:text-properties officeooo:rsid="00126a9a" officeooo:paragraph-rsid="00126a9a"/>
    </style:style>
    <style:style style:name="P24" style:family="paragraph" style:parent-style-name="Heading_20_1">
      <style:text-properties officeooo:paragraph-rsid="001372aa"/>
    </style:style>
    <style:style style:name="P25" style:family="paragraph" style:parent-style-name="Heading_20_1">
      <style:paragraph-properties fo:break-before="page"/>
      <style:text-properties officeooo:paragraph-rsid="001372aa"/>
    </style:style>
    <style:style style:name="T1" style:family="text">
      <style:text-properties officeooo:rsid="001252b3"/>
    </style:style>
    <style:style style:name="T2" style:family="text">
      <style:text-properties officeooo:rsid="000a6e72"/>
    </style:style>
    <style:style style:name="T3" style:family="text">
      <style:text-properties officeooo:rsid="002882e9"/>
    </style:style>
    <style:style style:name="T4" style:family="text">
      <style:text-properties officeooo:rsid="002b20d6"/>
    </style:style>
    <style:style style:name="T5" style:family="text">
      <style:text-properties officeooo:rsid="002cdc16"/>
    </style:style>
    <style:style style:name="T6" style:family="text">
      <style:text-properties officeooo:rsid="001de0f2"/>
    </style:style>
    <style:style style:name="T7" style:family="text">
      <style:text-properties officeooo:rsid="0028fd3d"/>
    </style:style>
    <style:style style:name="T8" style:family="text">
      <style:text-properties officeooo:rsid="0011ef15"/>
    </style:style>
    <style:style style:name="T9" style:family="text">
      <style:text-properties officeooo:rsid="0016f3ec"/>
    </style:style>
    <style:style style:name="T10" style:family="text">
      <style:text-properties officeooo:rsid="001cfddc"/>
    </style:style>
    <style:style style:name="T11" style:family="text">
      <style:text-properties officeooo:rsid="001a29ea"/>
    </style:style>
    <style:style style:name="T12" style:family="text">
      <style:text-properties officeooo:rsid="0013fb37"/>
    </style:style>
    <style:style style:name="T13" style:family="text">
      <style:text-properties officeooo:rsid="00155403"/>
    </style:style>
    <style:style style:name="T14" style:family="text">
      <style:text-properties officeooo:rsid="00208b6b"/>
    </style:style>
    <style:style style:name="T15" style:family="text">
      <style:text-properties officeooo:rsid="0029ce29"/>
    </style:style>
    <style:style style:name="T16" style:family="text">
      <style:text-properties officeooo:rsid="001d0484"/>
    </style:style>
    <style:style style:name="T17" style:family="text">
      <style:text-properties officeooo:rsid="002ebfd7"/>
    </style:style>
    <style:style style:name="T18" style:family="text">
      <style:text-properties officeooo:rsid="001b9438"/>
    </style:style>
    <style:style style:name="T19" style:family="text">
      <style:text-properties officeooo:rsid="002f10f4"/>
    </style:style>
    <style:style style:name="T20" style:family="text">
      <style:text-properties officeooo:rsid="002edd36"/>
    </style:style>
    <style:style style:name="T21" style:family="text">
      <style:text-properties officeooo:rsid="002f56e0"/>
    </style:style>
    <style:style style:name="T22" style:family="text">
      <style:text-properties officeooo:rsid="003700f9"/>
    </style:style>
    <style:style style:name="T23" style:family="text">
      <style:text-properties officeooo:rsid="00384017"/>
    </style:style>
    <style:style style:name="T24" style:family="text">
      <style:text-properties officeooo:rsid="003bb26b"/>
    </style:style>
    <style:style style:name="T25" style:family="text">
      <style:text-properties fo:font-style="italic" style:font-style-asian="italic"/>
    </style:style>
    <style:style style:name="fr1"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blin City University</text:p>
      <text:p text:style-name="P2">School of Computing</text:p>
      <text:p text:style-name="P2">Year 4 Project</text:p>
      <text:p text:style-name="P2">SecureYAC</text:p>
      <text:p text:style-name="P2"/>
      <text:p text:style-name="P2">Technical <text:span text:style-name="T1">M</text:span>anual</text:p>
      <text:p text:style-name="P2"/>
      <table:table table:name="Table1" table:style-name="Table1" table:template-name="Default Style">
        <table:table-column table:style-name="Table1.A"/>
        <table:table-column table:style-name="Table1.B"/>
        <table:table-row>
          <table:table-cell table:style-name="Table1.A1" office:value-type="string">
            <text:p text:style-name="P3">Student:</text:p>
          </table:table-cell>
          <table:table-cell table:style-name="Table1.B1" office:value-type="string">
            <text:p text:style-name="P4">Eryk Zygmunt Styczynski</text:p>
          </table:table-cell>
        </table:table-row>
        <table:table-row>
          <table:table-cell table:style-name="Table1.A2" office:value-type="string">
            <text:p text:style-name="P3">Student:</text:p>
          </table:table-cell>
          <table:table-cell table:style-name="Table1.B2" office:value-type="string">
            <text:p text:style-name="P5">Liucija Paulina Adomaviciute <text:span text:style-name="T2">21790411</text:span></text:p>
          </table:table-cell>
        </table:table-row>
        <table:table-row table:style-name="Table1.3">
          <table:table-cell table:style-name="Table1.A2" office:value-type="string">
            <text:p text:style-name="P3">Supervisor:</text:p>
          </table:table-cell>
          <table:table-cell table:style-name="Table1.B2" office:value-type="string">
            <text:p text:style-name="P6">Geoff Hamilton</text:p>
          </table:table-cell>
        </table:table-row>
        <table:table-row table:style-name="Table1.4">
          <table:table-cell table:style-name="Table1.A2" office:value-type="string">
            <text:p text:style-name="P3">Date of Completion:</text:p>
          </table:table-cell>
          <table:table-cell table:style-name="Table1.B2" office:value-type="string">
            <text:p text:style-name="P7">XX/04/2025</text:p>
          </table:table-cell>
        </table:table-row>
      </table:table>
      <text:p text:style-name="P2"/>
      <text:p text:style-name="P8"/>
      <text:p text:style-name="P8">SecureYAC is a messaging application with a focus on encryption and security. The goal of the project is to provide a cryptographically secure communications channel that does not depend on third-parties. It establishes a direct connection between users using a custom peer-to-peer networking protocol based on Tox. The identity creation, verification, and authentication is handled by the X3DH key agreement protocol. <text:span text:style-name="T3">Messages between users are encrypted using Double Ratchet <text:s/>alforithm. </text:span>The users <text:span text:style-name="T3">can </text:span>export key bundles and share them with others to establish connection.</text:p>
      <text:p text:style-name="P8"/>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10"><text:a xlink:type="simple" xlink:href="#__RefHeading___Toc15_2482707594" text:style-name="Index_20_Link" text:visited-style-name="Index_20_Link">1. Motivation<text:tab/>3</text:a></text:p>
          <text:p text:style-name="P10"><text:a xlink:type="simple" xlink:href="#__RefHeading___Toc17_2482707594" text:style-name="Index_20_Link" text:visited-style-name="Index_20_Link">2. Research<text:tab/>3</text:a></text:p>
          <text:p text:style-name="P11"><text:a xlink:type="simple" xlink:href="#__RefHeading___Toc167_2348782910" text:style-name="Index_20_Link" text:visited-style-name="Index_20_Link">2.1 Encryption and Cryptographic Protocols<text:tab/>3</text:a></text:p>
          <text:p text:style-name="P11"><text:a xlink:type="simple" xlink:href="#__RefHeading___Toc169_2348782910" text:style-name="Index_20_Link" text:visited-style-name="Index_20_Link">2.2 Elliptic Curve Cryptography and X25519<text:tab/>4</text:a></text:p>
          <text:p text:style-name="P11"><text:a xlink:type="simple" xlink:href="#__RefHeading___Toc171_2348782910" text:style-name="Index_20_Link" text:visited-style-name="Index_20_Link">2.3 X3DH<text:tab/>5</text:a></text:p>
          <text:p text:style-name="P11"><text:a xlink:type="simple" xlink:href="#__RefHeading___Toc173_2348782910" text:style-name="Index_20_Link" text:visited-style-name="Index_20_Link">2.4 Double Ratchet<text:tab/>5</text:a></text:p>
          <text:p text:style-name="P10"><text:a xlink:type="simple" xlink:href="#__RefHeading___Toc19_2482707594" text:style-name="Index_20_Link" text:visited-style-name="Index_20_Link">3. Design<text:tab/>5</text:a></text:p>
          <text:p text:style-name="P11"><text:a xlink:type="simple" xlink:href="#__RefHeading___Toc217_2348782910" text:style-name="Index_20_Link" text:visited-style-name="Index_20_Link">3.1 Class Structure and Interactions<text:tab/>5</text:a></text:p>
          <text:p text:style-name="P11"><text:a xlink:type="simple" xlink:href="#__RefHeading___Toc219_2348782910" text:style-name="Index_20_Link" text:visited-style-name="Index_20_Link">3.2 Cryptography<text:tab/>5</text:a></text:p>
          <text:p text:style-name="P11"><text:a xlink:type="simple" xlink:href="#__RefHeading___Toc221_2348782910" text:style-name="Index_20_Link" text:visited-style-name="Index_20_Link">3.3 Network Protocol<text:tab/>5</text:a></text:p>
          <text:p text:style-name="P11"><text:a xlink:type="simple" xlink:href="#__RefHeading___Toc223_2348782910" text:style-name="Index_20_Link" text:visited-style-name="Index_20_Link">3.4 User Interface<text:tab/>5</text:a></text:p>
          <text:p text:style-name="P10"><text:a xlink:type="simple" xlink:href="#__RefHeading___Toc21_2482707594" text:style-name="Index_20_Link" text:visited-style-name="Index_20_Link">4. Implementation<text:tab/>5</text:a></text:p>
          <text:p text:style-name="P11"><text:a xlink:type="simple" xlink:href="#__RefHeading___Toc225_2348782910" text:style-name="Index_20_Link" text:visited-style-name="Index_20_Link">4.1 X25519<text:tab/>5</text:a></text:p>
          <text:p text:style-name="P11"><text:a xlink:type="simple" xlink:href="#__RefHeading___Toc227_2348782910" text:style-name="Index_20_Link" text:visited-style-name="Index_20_Link">4.2 X3DH<text:tab/>5</text:a></text:p>
          <text:p text:style-name="P11"><text:a xlink:type="simple" xlink:href="#__RefHeading___Toc229_2348782910" text:style-name="Index_20_Link" text:visited-style-name="Index_20_Link">4.3 Double Ratchet<text:tab/>5</text:a></text:p>
          <text:p text:style-name="P11"><text:a xlink:type="simple" xlink:href="#__RefHeading___Toc231_2348782910" text:style-name="Index_20_Link" text:visited-style-name="Index_20_Link">4.4 Integration of Cryptographic Protocols<text:tab/>5</text:a></text:p>
          <text:p text:style-name="P10"><text:a xlink:type="simple" xlink:href="#__RefHeading___Toc23_2482707594" text:style-name="Index_20_Link" text:visited-style-name="Index_20_Link">5. Sample Code<text:tab/>5</text:a></text:p>
          <text:p text:style-name="P10"><text:a xlink:type="simple" xlink:href="#__RefHeading___Toc25_2482707594" text:style-name="Index_20_Link" text:visited-style-name="Index_20_Link">6. Problems Solved<text:tab/>5</text:a></text:p>
          <text:p text:style-name="P10"><text:a xlink:type="simple" xlink:href="#__RefHeading___Toc27_2482707594" text:style-name="Index_20_Link" text:visited-style-name="Index_20_Link">7. Results<text:tab/>5</text:a></text:p>
          <text:p text:style-name="P10"><text:a xlink:type="simple" xlink:href="#__RefHeading___Toc29_2482707594" text:style-name="Index_20_Link" text:visited-style-name="Index_20_Link">8. Future Work<text:tab/>5</text:a></text:p>
          <text:p text:style-name="P10"><text:a xlink:type="simple" xlink:href="#__RefHeading___Toc268_2348782910" text:style-name="Index_20_Link" text:visited-style-name="Index_20_Link">References<text:tab/>6</text:a></text:p>
        </text:index-body>
      </text:table-of-content>
      <text:p text:style-name="P8"/>
      <text:h text:style-name="P12" text:outline-level="1"><text:bookmark-start text:name="__RefHeading___Toc15_2482707594"/>Motivation<text:bookmark-end text:name="__RefHeading___Toc15_2482707594"/></text:h>
      <text:p text:style-name="P13"><text:tab/><text:span text:style-name="T4">Due to increasingly more common occurences of data breaches and rising privacy concerns, there has been a significant interest in ways to protect personal data. With most every day communication happening over the Internet, we wished to explore the ways to protect communication channels. <text:s/></text:span><text:span text:style-name="T5">End-to-end encryption technology provides a solution. </text:span><text:span text:style-name="T4">This project aims to explore the design and implementation of network and cryptographic protocols to gain a better understanding of their mechanisms of action and potential risks they carry.</text:span></text:p>
      <text:p text:style-name="P13"><text:span text:style-name="T6">While implementation of cryptographic protocols generally is not recommended and the standard and recommended practise is to use cryptographic libraries developed by professional cryptographers due to security concerns, the aim of this </text:span><text:span text:style-name="T7">project</text:span><text:span text:style-name="T6"> is to explore lesser-known and uncommon cryptographic protocols that do not have standard libraries. This allow</text:span><text:span text:style-name="T7">ed</text:span><text:span text:style-name="T6"> us to gain deeper understanding of elliptic curve and public key cryptography, as well as of Java programing language, the native tools and support i</text:span><text:span text:style-name="T7">t</text:span><text:span text:style-name="T6"> offers for </text:span><text:span text:style-name="T7">encryption</text:span><text:span text:style-name="T6">, as well as </text:span><text:span text:style-name="T7">their</text:span><text:span text:style-name="T6"> limitations.</text:span></text:p>
      <text:h text:style-name="P14" text:outline-level="1"><text:bookmark-start text:name="__RefHeading___Toc17_2482707594"/>Research<text:bookmark-end text:name="__RefHeading___Toc17_2482707594"/></text:h>
      <text:h text:style-name="P15" text:outline-level="2"><text:bookmark-start text:name="__RefHeading___Toc167_2348782910"/><text:span text:style-name="T8">Encryption and Cryptographic Protocols</text:span><text:bookmark-end text:name="__RefHeading___Toc167_2348782910"/></text:h>
      <text:p text:style-name="P16"><text:span text:style-name="T9"><text:tab/>The </text:span><text:span text:style-name="T10">algorithms </text:span><text:span text:style-name="T9">used for identity generation and verification, and for message encryption are the main focus of this application. While multiple </text:span><text:span text:style-name="T11">cryptographic</text:span><text:span text:style-name="T9"> protocols were considered</text:span><text:span text:style-name="T12">, </text:span><text:span text:style-name="T13">it was decided to</text:span><text:span text:style-name="T12"> </text:span><text:span text:style-name="T9">use </text:span><text:span text:style-name="T12">Signal’s X3DH</text:span><text:reference-mark-start text:name="ZOTERO_ITEM CSL_CITATION {&quot;citationID&quot;:&quot;38uuqezI&quot;,&quot;properties&quot;:{&quot;formattedCitation&quot;:&quot;[1]&quot;,&quot;plainCitation&quot;:&quot;[1]&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qigXZ9KrdL"/><text:span text:style-name="T12">[1]</text:span><text:reference-mark-end text:name="ZOTERO_ITEM CSL_CITATION {&quot;citationID&quot;:&quot;38uuqezI&quot;,&quot;properties&quot;:{&quot;formattedCitation&quot;:&quot;[1]&quot;,&quot;plainCitation&quot;:&quot;[1]&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qigXZ9KrdL"/><text:span text:style-name="T12"> and Double Ratchet</text:span><text:reference-mark-start text:name="ZOTERO_ITEM CSL_CITATION {&quot;citationID&quot;:&quot;Xc7IfnV5&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b33iKOtmaq"/><text:span text:style-name="T12">[2]</text:span><text:reference-mark-end text:name="ZOTERO_ITEM CSL_CITATION {&quot;citationID&quot;:&quot;Xc7IfnV5&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b33iKOtmaq"/><text:span text:style-name="T12"> </text:span><text:span text:style-name="T10">protocol </text:span><text:span text:style-name="T13">specifications </text:span><text:span text:style-name="T9">as the basis for </text:span><text:span text:style-name="T11">our</text:span><text:span text:style-name="T9"> </text:span><text:span text:style-name="T14">application’s cryptography</text:span><text:span text:style-name="T12">. </text:span></text:p>
      <text:p text:style-name="P13"><text:span text:style-name="T9">The X3DH protocol requires Signal’s signature scheme X</text:span><text:span text:style-name="T11">E</text:span><text:span text:style-name="T9">dDSA</text:span><text:reference-mark-start text:name="ZOTERO_ITEM CSL_CITATION {&quot;citationID&quot;:&quot;TorG3VFn&quot;,&quot;properties&quot;:{&quot;formattedCitation&quot;:&quot;[3]&quot;,&quot;plainCitation&quot;:&quot;[3]&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nwTFdMKVfa"/><text:span text:style-name="T9">[3]</text:span><text:reference-mark-end text:name="ZOTERO_ITEM CSL_CITATION {&quot;citationID&quot;:&quot;TorG3VFn&quot;,&quot;properties&quot;:{&quot;formattedCitation&quot;:&quot;[3]&quot;,&quot;plainCitation&quot;:&quot;[3]&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nwTFdMKVfa"/><text:span text:style-name="T9">. </text:span><text:span text:style-name="T11">Double Ratchet </text:span><text:span text:style-name="T10">specification </text:span><text:span text:style-name="T11">includes considerations for implementation of the </text:span><text:span text:style-name="T10">algorithm </text:span><text:span text:style-name="T11">alongside X3DH key agreement protocol. Together, </text:span><text:span text:style-name="T10">they</text:span><text:span text:style-name="T11"> cover identity generation and verification, and message verification and encryption.</text:span></text:p>
      <text:p text:style-name="P13"><text:span text:style-name="T9">These protocols have been chosen for their non-standard expansion and implementation of more </text:span><text:span text:style-name="T15">commonly used</text:span><text:span text:style-name="T9"> cryptograph</text:span><text:span text:style-name="T11">ic protocols </text:span><text:span text:style-name="T9">(Diffie-Hellman key exchange </text:span><text:span text:style-name="T11">algorithm </text:span><text:span text:style-name="T16">and </text:span><text:span text:style-name="T11">EdDSA digital signature scheme). Currently, there are no </text:span><text:span text:style-name="T17">commonly used </text:span><text:span text:style-name="T11">standard libraries </text:span><text:span text:style-name="T18">(aside from Signal’s own </text:span><text:span text:style-name="T7">developed </text:span><text:span text:style-name="T18">for their messaging application)</text:span><text:span text:style-name="T11"> offering full implementation of these protocols, </text:span><text:span text:style-name="T16">increasing the </text:span><text:span text:style-name="T17">challenge </text:span><text:span text:style-name="T16">of </text:span><text:span text:style-name="T17">correct </text:span><text:span text:style-name="T16">implementation</text:span><text:span text:style-name="T11">.</text:span></text:p>
      <text:p text:style-name="P17">While these algorithms were designed <text:span text:style-name="T4">and described</text:span> by professional cryptographers who took consideration for potential security issues, due to lack of experience and background in cryptography, our implementation does not guarantee correctiness or security.</text:p>
      <text:p text:style-name="P18"/>
      <text:h text:style-name="P19" text:outline-level="2"><text:bookmark-start text:name="__RefHeading___Toc169_2348782910"/><text:soft-page-break/>Elliptic Curve <text:span text:style-name="T19">Cryptography </text:span>and X25519<text:bookmark-end text:name="__RefHeading___Toc169_2348782910"/></text:h>
      <text:p text:style-name="P20"><text:tab/><text:span text:style-name="T20">An an elliptic curve is a smooth, projective, algebraic curve of genus one, on which there is a specified point O</text:span><text:reference-mark-start text:name="ZOTERO_ITEM CSL_CITATION {&quot;citationID&quot;:&quot;ZgGg3WTT&quot;,&quot;properties&quot;:{&quot;formattedCitation&quot;:&quot;[4]&quot;,&quot;plainCitation&quot;:&quot;[4]&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LKVkxNLoo0"/><text:span text:style-name="T20">[4]</text:span><text:reference-mark-end text:name="ZOTERO_ITEM CSL_CITATION {&quot;citationID&quot;:&quot;ZgGg3WTT&quot;,&quot;properties&quot;:{&quot;formattedCitation&quot;:&quot;[4]&quot;,&quot;plainCitation&quot;:&quot;[4]&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LKVkxNLoo0"/><text:span text:style-name="T20">. </text:span><text:span text:style-name="T19">These curves have been successfully applied in elliptic curve cryptography </text:span><text:span text:style-name="T21">(ECC)</text:span><text:span text:style-name="T19"> to provide </text:span><text:span text:style-name="T21">robust </text:span><text:span text:style-name="T19">security with smaller keys. </text:span><text:span text:style-name="T21">ECC fundamentally relies on </text:span>Elliptic Curve Discrete Logarithm Problem (ECDLP)<text:reference-mark-start text:name="ZOTERO_ITEM CSL_CITATION {&quot;citationID&quot;:&quot;1hSnP6F6&quot;,&quot;properties&quot;:{&quot;formattedCitation&quot;:&quot;[5]&quot;,&quot;plainCitation&quot;:&quot;[5]&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LZc9A3oj9r"/>[5]<text:reference-mark-end text:name="ZOTERO_ITEM CSL_CITATION {&quot;citationID&quot;:&quot;1hSnP6F6&quot;,&quot;properties&quot;:{&quot;formattedCitation&quot;:&quot;[5]&quot;,&quot;plainCitation&quot;:&quot;[5]&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LZc9A3oj9r"/>, where determining the scalar k from points P and kP on the curve is computationally challenging. <text:span text:style-name="T22">X25519 is a function that performs a scalar multiplicaiton on Curve25519</text:span><text:reference-mark-start text:name="ZOTERO_ITEM CSL_CITATION {&quot;citationID&quot;:&quot;rzGVRBLN&quot;,&quot;properties&quot;:{&quot;formattedCitation&quot;:&quot;[6]&quot;,&quot;plainCitation&quot;:&quot;[6]&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QVCxjNn0wx"/><text:span text:style-name="T22">[6]</text:span><text:reference-mark-end text:name="ZOTERO_ITEM CSL_CITATION {&quot;citationID&quot;:&quot;rzGVRBLN&quot;,&quot;properties&quot;:{&quot;formattedCitation&quot;:&quot;[6]&quot;,&quot;plainCitation&quot;:&quot;[6]&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QVCxjNn0wx"/><text:span text:style-name="T22">.</text:span></text:p>
      <text:p text:style-name="Text_20_body"><text:tab/><text:span text:style-name="T23">Curve25519 is a function, where E is the elliptic curve </text:span><text:span text:style-name="T23"><draw:frame draw:style-name="fr1" draw:name="Object1" text:anchor-type="as-char" svg:y="-0.439cm" svg:width="3.642cm" svg:height="0.531cm" draw:z-index="0"><draw:object xlink:href="./Object 1" xlink:type="simple" xlink:show="embed" xlink:actuate="onLoad"/><draw:image xlink:href="./ObjectReplacements/Object 1" xlink:type="simple" xlink:show="embed" xlink:actuate="onLoad"/></draw:frame></text:span><text:span text:style-name="T23">, and p is the prime number </text:span><text:span text:style-name="T23"><draw:frame draw:style-name="fr1" draw:name="Object2" text:anchor-type="as-char" svg:y="-0.439cm" svg:width="1.392cm" svg:height="0.531cm" draw:z-index="1"><draw:object xlink:href="./Object 2" xlink:type="simple" xlink:show="embed" xlink:actuate="onLoad"/><draw:image xlink:href="./ObjectReplacements/Object 2" xlink:type="simple" xlink:show="embed" xlink:actuate="onLoad"/></draw:frame></text:span><text:reference-mark-start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rf44PGQLh5"/><text:span text:style-name="T23">[7]</text:span><text:reference-mark-end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rf44PGQLh5"/><text:span text:style-name="T23">. </text:span><text:span text:style-name="T24">Using this function, each user generates a 32 byte long key. These keys are further used in Diffie-Hellman calculations and key exhange protocols.</text:span></text:p>
      <text:p text:style-name="P21">Curve25519 offers a 128-bit security level, </text:p>
      <text:h text:style-name="P22" text:outline-level="2"><text:bookmark-start text:name="__RefHeading___Toc171_2348782910"/><text:soft-page-break/>X3DH<text:bookmark-end text:name="__RefHeading___Toc171_2348782910"/></text:h>
      <text:h text:style-name="P22" text:outline-level="2"><text:bookmark-start text:name="__RefHeading___Toc173_2348782910"/>Double Ratchet<text:bookmark-end text:name="__RefHeading___Toc173_2348782910"/></text:h>
      <text:h text:style-name="P14" text:outline-level="1"><text:bookmark-start text:name="__RefHeading___Toc19_2482707594"/>Design<text:bookmark-end text:name="__RefHeading___Toc19_2482707594"/></text:h>
      <text:h text:style-name="P23" text:outline-level="2"><text:bookmark-start text:name="__RefHeading___Toc217_2348782910"/>Class Structure and Interactions<text:bookmark-end text:name="__RefHeading___Toc217_2348782910"/></text:h>
      <text:h text:style-name="P23" text:outline-level="2"><text:bookmark-start text:name="__RefHeading___Toc219_2348782910"/>Cryptography<text:bookmark-end text:name="__RefHeading___Toc219_2348782910"/></text:h>
      <text:h text:style-name="P23" text:outline-level="2"><text:bookmark-start text:name="__RefHeading___Toc221_2348782910"/>Network Protocol<text:bookmark-end text:name="__RefHeading___Toc221_2348782910"/></text:h>
      <text:h text:style-name="P23" text:outline-level="2"><text:bookmark-start text:name="__RefHeading___Toc223_2348782910"/>User Interface<text:bookmark-end text:name="__RefHeading___Toc223_2348782910"/></text:h>
      <text:h text:style-name="P14" text:outline-level="1"><text:bookmark-start text:name="__RefHeading___Toc21_2482707594"/>Implementation<text:bookmark-end text:name="__RefHeading___Toc21_2482707594"/></text:h>
      <text:h text:style-name="P23" text:outline-level="2"><text:bookmark-start text:name="__RefHeading___Toc225_2348782910"/>X25519<text:bookmark-end text:name="__RefHeading___Toc225_2348782910"/></text:h>
      <text:h text:style-name="P23" text:outline-level="2"><text:bookmark-start text:name="__RefHeading___Toc227_2348782910"/>X3DH<text:bookmark-end text:name="__RefHeading___Toc227_2348782910"/></text:h>
      <text:h text:style-name="P23" text:outline-level="2"><text:bookmark-start text:name="__RefHeading___Toc229_2348782910"/>Double Ratchet<text:bookmark-end text:name="__RefHeading___Toc229_2348782910"/></text:h>
      <text:h text:style-name="P23" text:outline-level="2"><text:bookmark-start text:name="__RefHeading___Toc231_2348782910"/>Integration of Cryptographic Protocols<text:bookmark-end text:name="__RefHeading___Toc231_2348782910"/></text:h>
      <text:h text:style-name="P14" text:outline-level="1"><text:bookmark-start text:name="__RefHeading___Toc23_2482707594"/>Sample Code<text:bookmark-end text:name="__RefHeading___Toc23_2482707594"/></text:h>
      <text:h text:style-name="P14" text:outline-level="1"><text:bookmark-start text:name="__RefHeading___Toc25_2482707594"/>Problems Solved<text:bookmark-end text:name="__RefHeading___Toc25_2482707594"/></text:h>
      <text:h text:style-name="P14" text:outline-level="1"><text:bookmark-start text:name="__RefHeading___Toc27_2482707594"/>Results<text:bookmark-end text:name="__RefHeading___Toc27_2482707594"/></text:h>
      <text:h text:style-name="P14" text:outline-level="1"><text:bookmark-start text:name="__RefHeading___Toc29_2482707594"/>Future Work<text:bookmark-end text:name="__RefHeading___Toc29_2482707594"/></text:h>
      <text:h text:style-name="P24" text:outline-level="1" text:is-list-header="true"/>
      <text:h text:style-name="P25" text:outline-level="1" text:is-list-header="true"><text:bookmark-start text:name="__RefHeading___Toc268_2348782910"/>References<text:bookmark-end text:name="__RefHeading___Toc268_2348782910"/></text:h>
      <text:section text:style-name="Sect1" text:name="ZOTERO_BIBL {&quot;uncited&quot;:[],&quot;omitted&quot;:[],&quot;custom&quot;:[]} CSL_BIBLIOGRAPHY RNDPLyuwZW0An">
        <text:p text:style-name="Bibliography_20_1">[1]<text:tab/>M. Marlinspike, ‘The X3DH Key Agreement Protocol’. Signal, Nov. 04, 2016. Accessed: Mar. 25, 2025. [Online]. Available: https://signal.org/docs/specifications/x3dh/</text:p>
        <text:p text:style-name="Bibliography_20_1">[2]<text:tab/>M. Marlinspike, ‘The Double Ratchet Algorithm’. Signal, Nov. 20, 2016. Accessed: Mar. 25, 2025. [Online]. Available: https://signal.org/docs/specifications/doubleratchet/</text:p>
        <text:p text:style-name="Bibliography_20_1">[3]<text:tab/>T. Perrin, ‘The XEdDSA and VXEdDSA Signature Schemes’. Signal, Oct. 20, 2016. Accessed: Apr. 03, 2025. [Online]. Available: https://signal.org/docs/specifications/xeddsa/</text:p>
        <text:p text:style-name="Bibliography_20_1">[4]<text:tab/>‘Elliptic curve’, <text:span text:style-name="T25">Wikipedia</text:span>. Mar. 17, 2025. Accessed: Apr. 08, 2025. [Online]. Available: https://en.wikipedia.org/wiki/Elliptic_curve</text:p>
        <text:p text:style-name="Bibliography_20_1">[5]<text:tab/>H. C. A. van Tilborg and S. Jajodia, Eds., <text:span text:style-name="T25">Encyclopedia of cryptography and security</text:span>, 2nd ed. in Springer reference. New York: Springer, 2011.</text:p>
        <text:p text:style-name="Bibliography_20_1">[6]<text:tab/>A. Langley, M. Hamburg, and S. Turner, <text:span text:style-name="T25">Elliptic Curves for Security</text:span>, Jan. 2016. Accessed: Apr. 08, 2025. [Online]. Available: https://www.rfc-editor.org/rfc/rfc7748</text:p>
        <text:p text:style-name="Bibliography_20_1">[7]<text:tab/>D. J. Bernstein, ‘Curve25519: New Diffie-Hellman Speed Records’, in <text:span text:style-name="T25">Public Key Cryptography - PKC 2006</text:span>, vol. 3958, M. Yung, Y. Dodis, A. Kiayias, and T. Malkin, Eds., in Lecture Notes in Computer Science, vol. 3958. , Berlin, Heidelberg: Springer Berlin Heidelberg, 2006, pp. 207–228. doi: 10.1007/11745853_14.</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Liberation Serif" fo:font-family="'Liberation Serif'" style:font-family-generic="roman" style:font-pitch="variable" fo:font-size="18pt" fo:font-weight="bold" officeooo:rsid="000f42d7"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ab-stops>
          <style:tab-stop style:position="0.377cm"/>
        </style:tab-stops>
      </style:paragraph-properties>
      <style:text-properties style:font-name="Liberation Serif" fo:font-family="'Liberation Serif'" style:font-family-generic="roman" style:font-pitch="variable" fo:font-size="16pt" fo:font-weight="bold" officeooo:rsid="0011ef15"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top="0cm" fo:margin-bottom="0cm" style:contextual-spacing="false" style:line-height-at-least="0.423cm" fo:text-indent="-0.677cm" style:auto-text-indent="false">
        <style:tab-stops>
          <style:tab-stop style:position="0.677cm"/>
        </style:tab-stops>
      </style:paragraph-properties>
    </style:style>
    <style:style style:name="Heading_20_3" style:display-name="Heading 3" style:family="paragraph" style:parent-style-name="Heading" style:next-style-name="Text_20_body"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officeooo:rsid="001d0484"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officeooo:rsid="000c2c83" officeooo:paragraph-rsid="000c2c83" style:font-size-asian="10pt" style:font-size-complex="10pt"/>
    </style:style>
    <style:style style:name="MP2" style:family="paragraph" style:parent-style-name="Header">
      <style:paragraph-properties fo:text-align="end" style:justify-single-word="false"/>
      <style:text-properties fo:font-size="10pt" officeooo:rsid="000c2c83" officeooo:paragraph-rsid="000c2c83" style:font-size-asian="10pt" style:font-size-complex="10pt"/>
    </style:style>
    <style:style style:name="MT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 Z. <text:span text:style-name="MT1">Styczynski, L. P. Adomaviciute</text:span></text:p>
      </style:header>
      <style:header-left>
        <text:p text:style-name="MP2">SecureYAC</text:p>
      </style:header-left>
      <style:header-first>
        <text:p text:style-name="Header"/>
      </style:header-first>
      <style:footer>
        <text:p text:style-name="Footer"><text:page-number text:select-page="current">6</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4:34:43.860049911</meta:creation-date>
    <dc:date>2025-04-08T15:01:30.559290248</dc:date>
    <meta:editing-duration>PT4H49S</meta:editing-duration>
    <meta:editing-cycles>40</meta:editing-cycles>
    <meta:generator>LibreOffice/25.2.2.2$Linux_X86_64 LibreOffice_project/520$Build-2</meta:generator>
    <meta:document-statistic meta:table-count="1" meta:image-count="0" meta:object-count="2" meta:page-count="6" meta:paragraph-count="76" meta:word-count="882" meta:character-count="6115" meta:non-whitespace-character-count="5322"/>
    <meta:user-defined meta:name="ZOTERO_PREF_1">&lt;data data-version="3" zotero-version="7.0.15"&gt;&lt;session id="xTIe6ReB"/&gt;&lt;style id="http://www.zotero.org/styles/ieee" locale="en-GB"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row>
        <msup>
          <mi>y</mi>
          <mn>2</mn>
        </msup>
        <mo stretchy="false">=</mo>
        <mrow>
          <msup>
            <mi>x</mi>
            <mn>3</mn>
          </msup>
          <mo stretchy="false">+</mo>
          <mn>486662</mn>
        </mrow>
      </mrow>
      <mrow>
        <msup>
          <mi>x</mi>
          <mn>2</mn>
        </msup>
        <mo stretchy="false">+</mo>
        <mi>x</mi>
      </mrow>
    </mrow>
    <annotation encoding="StarMath 5.0">y^2 = x^3 + 486662x^2 + x</annotation>
  </semantics>
</math>
</file>

<file path=Object 2/content.xml><?xml version="1.0" encoding="utf-8"?>
<math xmlns="http://www.w3.org/1998/Math/MathML" display="block">
  <semantics>
    <mrow>
      <msup>
        <mn>2</mn>
        <mn>255</mn>
      </msup>
      <mo stretchy="false">−</mo>
      <mn>19</mn>
    </mrow>
    <annotation encoding="StarMath 5.0">2^255 - 19</annotation>
  </semantics>
</math>
</file>